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ffff" draw:textarea-horizontal-align="justify" draw:textarea-vertical-align="middle" draw:auto-grow-height="false" fo:min-height="1.147cm" fo:min-width="6.485cm"/>
    </style:style>
    <style:style style:name="gr2" style:family="graphic" style:parent-style-name="standard">
      <style:graphic-properties svg:stroke-color="#071136" draw:fill-color="#00b6bd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0.967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0.385cm" fo:min-width="6.739cm"/>
    </style:style>
    <style:style style:name="gr5" style:family="graphic" style:parent-style-name="standard">
      <style:graphic-properties draw:fill="none" draw:textarea-vertical-align="middle" draw:auto-grow-height="false" fo:min-height="6.732cm" fo:min-width="0cm"/>
    </style:style>
    <style:style style:name="gr6" style:family="graphic" style:parent-style-name="standard">
      <style:graphic-properties svg:stroke-color="#071136" draw:fill-color="#fffbcc" draw:textarea-horizontal-align="justify" draw:textarea-vertical-align="middle" draw:auto-grow-height="false" fo:min-height="0.131cm" fo:min-width="0.516cm"/>
    </style:style>
    <style:style style:name="gr7" style:family="graphic" style:parent-style-name="objectwithoutfill">
      <style:graphic-properties svg:stroke-color="#ed1c24" draw:marker-end="Arrow" draw:marker-end-width="0.3cm" draw:fill="none" draw:fill-color="#fcd4d1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3.053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328cm" fo:min-width="1.913cm"/>
    </style:style>
    <style:style style:name="gr10" style:family="graphic" style:parent-style-name="standard">
      <style:graphic-properties draw:fill="none" draw:textarea-vertical-align="middle" draw:auto-grow-height="false" fo:min-height="7.117cm" fo:min-width="0cm"/>
    </style:style>
    <style:style style:name="gr11" style:family="graphic" style:parent-style-name="standard">
      <style:graphic-properties draw:fill="none" draw:textarea-vertical-align="middle" draw:auto-grow-height="false" fo:min-height="3.19cm" fo:min-width="0cm"/>
    </style:style>
    <style:style style:name="gr12" style:family="graphic" style:parent-style-name="standard">
      <style:graphic-properties draw:fill-color="#e0ffff" draw:textarea-horizontal-align="justify" draw:textarea-vertical-align="middle" draw:auto-grow-height="false" fo:min-height="0.512cm" fo:min-width="1.332cm"/>
    </style:style>
    <style:style style:name="gr13" style:family="graphic" style:parent-style-name="objectwithoutfill">
      <style:graphic-properties svg:stroke-width="0.051cm" svg:stroke-color="#ff45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e0ffff" draw:textarea-horizontal-align="justify" draw:textarea-vertical-align="middle" draw:auto-grow-height="false" fo:min-height="0.334cm" fo:min-width="1.049cm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1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-color="#bce4e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bcc"/>
      <style:paragraph-properties fo:text-align="center"/>
      <style:text-properties style:font-name="Liberation Sans1" fo:font-size="10.5pt" style:font-size-asian="18pt" style:font-size-complex="18pt"/>
    </style:style>
    <style:style style:name="P8" style:family="paragraph">
      <loext:graphic-properties draw:fill="none" draw:fill-color="#fcd4d1"/>
      <style:paragraph-properties fo:text-align="center"/>
    </style:style>
    <style:style style:name="P9" style:family="paragraph">
      <loext:graphic-properties draw:fill-color="#e0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iberation Sans1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397cm" svg:x="6.207cm" svg:y="3.1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6.334cm" svg:y="3.313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504cm" svg:y="3.31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8.647cm" svg:y="3.313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777cm" svg:y="3.313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907cm" svg:y="3.313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2.037cm" svg:y="3.313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67cm" svg:height="0.762cm" svg:x="7.357cm" svg:y="5.953cm">
          <text:p text:style-name="P2"><text:span text:style-name="T1">X[:-3]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239cm" svg:height="0.635cm" svg:x="6.08cm" svg:y="1.381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762cm" svg:height="7.366cm" draw:transform="rotate (-1.5707963267949) translate (13.44cm 1.978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1.016cm" svg:height="0.381cm" svg:x="7.486cm" svg:y="4.64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656cm" svg:y="4.64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799cm" svg:y="4.64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929cm" svg:y="4.64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2.059cm" svg:y="4.64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6.334cm" svg:y="4.683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6.334cm" svg:y="2.488cm">
          <text:p text:style-name="P2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7.504cm" svg:y="2.488cm">
          <text:p text:style-name="P2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647cm" svg:y="2.488cm">
          <text:p text:style-name="P2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777cm" svg:y="2.488cm">
          <text:p text:style-name="P2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907cm" svg:y="2.488cm">
          <text:p text:style-name="P2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2.037cm" svg:y="2.488cm">
          <text:p text:style-name="P2"><text:span text:style-name="T2">-1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334cm" svg:y1="5.041cm" svg:x2="13.192cm" svg:y2="5.041cm">
          <text:p/>
        </draw:line>
        <draw:line draw:style-name="gr7" draw:text-style-name="P8" draw:layer="layout" svg:x1="12.965cm" svg:y1="2.869cm" svg:x2="6.234cm" svg:y2="2.869cm">
          <text:p/>
        </draw:line>
        <draw:custom-shape draw:style-name="gr8" draw:text-style-name="P6" draw:layer="layout" svg:width="0.762cm" svg:height="3.302cm" draw:transform="rotate (1.5707963267949) translate (6.461cm 5.953cm)">
          <text:p/>
          <draw:enhanced-geometry svg:viewBox="0 0 21600 21600" draw:mirror-vertical="false" draw:mirror-horizontal="false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6.985cm" svg:height="1.397cm" svg:x="14.087cm" svg:y="3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4.214cm" svg:y="3.328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5.384cm" svg:y="3.328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6.527cm" svg:y="3.328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7.657cm" svg:y="3.328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8.787cm" svg:y="3.328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9.917cm" svg:y="3.328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13cm" svg:height="0.578cm" svg:x="15.779cm" svg:y="5.872cm">
          <text:p text:style-name="P2"><text:span text:style-name="T1">X[-5:-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239cm" svg:height="0.635cm" svg:x="13.96cm" svg:y="1.396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7.366cm" draw:transform="rotate (-1.5707963267949) translate (21.32cm 1.993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1.016cm" svg:height="0.381cm" svg:x="15.366cm" svg:y="4.66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6.536cm" svg:y="4.66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7.679cm" svg:y="4.66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8.809cm" svg:y="4.66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9.939cm" svg:y="4.662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4.214cm" svg:y="4.69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4.214cm" svg:y="2.503cm">
          <text:p text:style-name="P2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5.384cm" svg:y="2.503cm">
          <text:p text:style-name="P2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6.527cm" svg:y="2.503cm">
          <text:p text:style-name="P2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7.657cm" svg:y="2.503cm">
          <text:p text:style-name="P2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8.787cm" svg:y="2.503cm">
          <text:p text:style-name="P2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9.917cm" svg:y="2.503cm">
          <text:p text:style-name="P2"><text:span text:style-name="T2">-1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4.214cm" svg:y1="5.056cm" svg:x2="21.072cm" svg:y2="5.056cm">
          <text:p/>
        </draw:line>
        <draw:line draw:style-name="gr7" draw:text-style-name="P8" draw:layer="layout" svg:x1="20.845cm" svg:y1="2.884cm" svg:x2="14.114cm" svg:y2="2.884cm">
          <text:p/>
        </draw:line>
        <draw:custom-shape draw:style-name="gr11" draw:text-style-name="P6" draw:layer="layout" svg:width="0.762cm" svg:height="3.439cm" draw:transform="rotate (1.5707963267949) translate (15.341cm 5.872cm)">
          <text:p/>
          <draw:enhanced-geometry svg:viewBox="0 0 21600 21600" draw:mirror-vertical="false" draw:mirror-horizontal="false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1.832cm" svg:height="0.762cm" svg:x="9.328cm" svg:y="5.953cm">
          <text:p text:style-name="P2"><text:span text:style-name="T1">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6" draw:layer="layout" svg:x1="8.95cm" svg:y1="6.274cm" svg:x2="9.204cm" svg:y2="6.274cm">
            <text:p/>
          </draw:line>
          <draw:line draw:style-name="gr13" draw:text-style-name="P6" draw:layer="layout" svg:x1="8.95cm" svg:y1="6.401cm" svg:x2="9.204cm" svg:y2="6.401cm">
            <text:p/>
          </draw:line>
        </draw:g>
        <draw:custom-shape draw:style-name="gr14" draw:text-style-name="P9" draw:layer="layout" svg:width="1.549cm" svg:height="0.584cm" svg:x="18.682cm" svg:y="5.877cm">
          <text:p text:style-name="P2"><text:span text:style-name="T1">AN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6" draw:layer="layout" svg:x1="18.315cm" svg:y1="6.117cm" svg:x2="18.569cm" svg:y2="6.117cm">
            <text:p/>
          </draw:line>
          <draw:line draw:style-name="gr13" draw:text-style-name="P6" draw:layer="layout" svg:x1="18.315cm" svg:y1="6.244cm" svg:x2="18.569cm" svg:y2="6.244cm">
            <text:p/>
          </draw:line>
        </draw:g>
        <draw:custom-shape draw:style-name="gr1" draw:text-style-name="P1" draw:layer="layout" svg:width="6.985cm" svg:height="1.397cm" svg:x="-1.407cm" svg:y="3.1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-1.28cm" svg:y="3.313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-0.11cm" svg:y="3.31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.033cm" svg:y="3.313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2.163cm" svg:y="3.313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3.293cm" svg:y="3.313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4.423cm" svg:y="3.313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67cm" svg:height="0.762cm" svg:x="-0.257cm" svg:y="5.953cm">
          <text:p text:style-name="P2"><text:span text:style-name="T1">X[2:5]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239cm" svg:height="0.635cm" svg:x="-1.534cm" svg:y="1.381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7.366cm" draw:transform="rotate (-1.5707963267949) translate (5.826cm 1.978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1.016cm" svg:height="0.381cm" svg:x="-0.128cm" svg:y="4.64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.042cm" svg:y="4.64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2.185cm" svg:y="4.64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3.315cm" svg:y="4.64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4.445cm" svg:y="4.647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-1.28cm" svg:y="4.683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-1.28cm" svg:y="2.488cm">
          <text:p text:style-name="P2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-0.11cm" svg:y="2.488cm">
          <text:p text:style-name="P2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.033cm" svg:y="2.488cm">
          <text:p text:style-name="P2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2.163cm" svg:y="2.488cm">
          <text:p text:style-name="P2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3.293cm" svg:y="2.488cm">
          <text:p text:style-name="P2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4.423cm" svg:y="2.488cm">
          <text:p text:style-name="P2"><text:span text:style-name="T2">-1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-1.28cm" svg:y1="5.041cm" svg:x2="5.578cm" svg:y2="5.041cm">
          <text:p/>
        </draw:line>
        <draw:line draw:style-name="gr7" draw:text-style-name="P8" draw:layer="layout" svg:x1="5.351cm" svg:y1="2.869cm" svg:x2="-1.38cm" svg:y2="2.869cm">
          <text:p/>
        </draw:line>
        <draw:custom-shape draw:style-name="gr8" draw:text-style-name="P6" draw:layer="layout" svg:width="0.762cm" svg:height="3.302cm" draw:transform="rotate (1.5707963267949) translate (-1.153cm 5.953cm)">
          <text:p/>
          <draw:enhanced-geometry svg:viewBox="0 0 21600 21600" draw:mirror-vertical="false" draw:mirror-horizontal="false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1.832cm" svg:height="0.762cm" svg:x="1.714cm" svg:y="5.953cm">
          <text:p text:style-name="P2"><text:span text:style-name="T1">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6" draw:layer="layout" svg:x1="1.336cm" svg:y1="6.274cm" svg:x2="1.59cm" svg:y2="6.274cm">
            <text:p/>
          </draw:line>
          <draw:line draw:style-name="gr13" draw:text-style-name="P6" draw:layer="layout" svg:x1="1.336cm" svg:y1="6.401cm" svg:x2="1.59cm" svg:y2="6.401cm">
            <text:p/>
          </draw:line>
        </draw:g>
        <draw:line draw:style-name="gr15" draw:text-style-name="P6" draw:layer="layout" svg:x1="5.953cm" svg:y1="1.254cm" svg:x2="5.953cm" svg:y2="6.969cm">
          <text:p/>
        </draw:line>
        <draw:line draw:style-name="gr15" draw:text-style-name="P6" draw:layer="layout" svg:x1="13.7cm" svg:y1="1.254cm" svg:x2="13.7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3:29:20.093056265</meta:creation-date>
    <dc:date>2018-02-10T09:02:42.036028989</dc:date>
    <meta:editing-duration>P1DT6H40M45S</meta:editing-duration>
    <meta:editing-cycles>16</meta:editing-cycles>
    <meta:generator>LibreOffice/5.4.2.2.0$Linux_X86_64 LibreOffice_project/40m0$Build-2</meta:generator>
    <meta:document-statistic meta:object-count="89"/>
  </office:meta>
</office:document-meta>
</file>